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57f65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43cb9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5f3cf4" officeooo:paragraph-rsid="005f3c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2fe964" officeooo:paragraph-rsid="00195dc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9dd9a" officeooo:paragraph-rsid="0059dd9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f3cf4" officeooo:paragraph-rsid="005f3c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2pt" fo:language="uk" fo:country="UA" fo:font-weight="normal" officeooo:rsid="00195dc9" officeooo:paragraph-rsid="00195d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center" style:justify-single-word="false" fo:text-indent="-0.6cm" style:auto-text-indent="false" fo:background-color="transparent"/>
      <style:text-properties style:use-window-font-color="true" style:font-name="Liberation Serif" fo:font-size="14pt" fo:language="uk" fo:country="UA" fo:font-weight="bold" officeooo:rsid="005d2f91" officeooo:paragraph-rsid="005d2f9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font-name="Liberation Serif" fo:font-size="12pt" fo:language="uk" fo:country="UA" fo:font-weight="normal" officeooo:rsid="005c0e52" officeooo:paragraph-rsid="005c0e52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4b9e" officeooo:paragraph-rsid="00614b9e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7ad9" officeooo:paragraph-rsid="00617ad9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4b9e" officeooo:paragraph-rsid="00614b9e" style:font-size-asian="8.75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7ad9" officeooo:paragraph-rsid="00617ad9" style:font-size-asian="8.75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bold" officeooo:rsid="00617ad9" officeooo:paragraph-rsid="00617ad9" style:font-size-asian="8.75pt" style:font-weight-asian="bold" style:font-size-complex="1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17ad9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style="italic" fo:font-weight="normal" officeooo:rsid="00614b9e" officeooo:paragraph-rsid="00614b9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17ad9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weight="normal" officeooo:rsid="00654583" officeooo:paragraph-rsid="00654583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4b9e" officeooo:paragraph-rsid="00654583" style:font-size-asian="8.75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4b9e" officeooo:paragraph-rsid="0065c377" style:font-size-asian="8.75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54583" officeooo:paragraph-rsid="00654583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5c377" officeooo:paragraph-rsid="0065c377" style:font-size-asian="8.75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7ad9" officeooo:paragraph-rsid="00617ad9" style:font-size-asian="8.75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77edc" officeooo:paragraph-rsid="00677edc" style:font-size-asian="8.75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bold" officeooo:rsid="0065c377" officeooo:paragraph-rsid="0065c377" style:font-size-asian="8.75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bold" officeooo:rsid="00677edc" officeooo:paragraph-rsid="00677edc" style:font-size-asian="8.75pt" style:font-weight-asian="bold" style:font-size-complex="10pt" style:font-weight-complex="bold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reak-before="page" fo:background-color="transparent"/>
      <style:text-properties officeooo:paragraph-rsid="00654583"/>
    </style:style>
    <style:style style:name="T1" style:family="text">
      <style:text-properties officeooo:rsid="0057f652"/>
    </style:style>
    <style:style style:name="T2" style:family="text">
      <style:text-properties officeooo:rsid="005aef8c"/>
    </style:style>
    <style:style style:name="T3" style:family="text">
      <style:text-properties style:use-window-font-color="true" style:font-name="Liberation Serif" fo:font-size="12pt" fo:language="uk" fo:country="UA" fo:font-style="normal" fo:font-weight="normal" officeooo:rsid="005c0e5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Liberation Serif" fo:font-size="12pt" fo:language="uk" fo:country="UA" fo:font-style="normal" fo:font-weight="normal" officeooo:rsid="00614b9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font-name="Liberation Serif" fo:font-size="12pt" fo:language="uk" fo:country="UA" fo:font-style="normal" fo:font-weight="normal" officeooo:rsid="0065458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Liberation Mono" fo:font-size="10pt" fo:language="uk" fo:country="UA" fo:font-weight="normal" officeooo:rsid="00614b9e" style:font-size-asian="8.75pt" style:font-weight-asian="normal" style:font-size-complex="10pt" style:font-weight-complex="normal"/>
    </style:style>
    <style:style style:name="T7" style:family="text">
      <style:text-properties officeooo:rsid="00614b9e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officeooo:rsid="006351ed"/>
    </style:style>
    <style:style style:name="T11" style:family="text">
      <style:text-properties officeooo:rsid="00654583"/>
    </style:style>
    <style:style style:name="T12" style:family="text">
      <style:text-properties officeooo:rsid="0065c377"/>
    </style:style>
    <style:style style:name="T13" style:family="text">
      <style:text-properties officeooo:rsid="00677edc"/>
    </style:style>
    <style:style style:name="T14" style:family="text">
      <style:text-properties officeooo:rsid="0068c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та науки України</text:p>
      <text:p text:style-name="P1">Національній технічний університет України</text:p>
      <text:p text:style-name="P1">“Київський політехнічний інститут”</text:p>
      <text:p text:style-name="P1">Факультет прикладної математики</text:p>
      <text:p text:style-name="P1">Кафедра системного програмування і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Лабораторна робота №<text:span text:style-name="T11">2</text:span></text:p>
      <text:p text:style-name="P1"/>
      <text:p text:style-name="P6">з дисципліни</text:p>
      <text:p text:style-name="P2">“<text:span text:style-name="T7">Архітектура комп’ютерів</text:span>”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4"/>
      <text:p text:style-name="P7"/>
      <text:p text:style-name="P8"/>
      <text:p text:style-name="P8"/>
      <text:p text:style-name="P8"/>
      <text:p text:style-name="P9">Виконав студент <text:span text:style-name="T1">третього</text:span> курсу</text:p>
      <text:p text:style-name="P9">групи КВ-32</text:p>
      <text:p text:style-name="P9">Мельник Олександр Олегович</text:p>
      <text:p text:style-name="P13">Варіант <text:span text:style-name="T7">2</text:span></text:p>
      <text:p text:style-name="P12"/>
      <text:p text:style-name="P9"/>
      <text:p text:style-name="P9"/>
      <text:p text:style-name="P9"/>
      <text:p text:style-name="P10">Перевірив(ла):_____________</text:p>
      <text:p text:style-name="P10"><text:tab/><text:tab/> <text:s text:c="4"/>_____________</text:p>
      <text:p text:style-name="P10"/>
      <text:p text:style-name="P10"/>
      <text:p text:style-name="P10"/>
      <text:p text:style-name="P11"/>
      <text:p text:style-name="P11">Дата: _______</text:p>
      <text:p text:style-name="P14">Київ 201<text:span text:style-name="T2">6</text:span></text:p>
      <text:p text:style-name="P36"><text:span text:style-name="T3">Мета роботи </text:span><text:span text:style-name="T4">— </text:span><text:span text:style-name="T5">ознайомитись з засобами стандартної бібліотеки для роботи з файлами.</text:span></text:p>
      <text:p text:style-name="P16"/>
      <text:p text:style-name="P15">Завдання варіанту</text:p>
      <text:p text:style-name="P22">Варіант 2 — “Планувальник задач за датами”.</text:p>
      <text:p text:style-name="P25">Програма розділена на три модулі за паттерном MVC.</text:p>
      <text:p text:style-name="P25"/>
      <text:p text:style-name="P17">Репозиторій</text:p>
      <text:p text:style-name="P27">https://github.com/Watkurem/Arch_Lab1/tree/lab2</text:p>
      <text:p text:style-name="P25"/>
      <text:p text:style-name="P17">Приклад сесії взаємодії</text:p>
      <text:p text:style-name="P24">З огляду на особливості інтерфейсу обраний варіант помічаю як “&lt;=”.</text:p>
      <text:p text:style-name="P19">$ ./lab.py</text:p>
      <text:p text:style-name="P19"><text:s text:c="2"/>Welcome to the Arch_Lab1 task planner!</text:p>
      <text:p text:style-name="P19">================================================================================</text:p>
      <text:p text:style-name="P19">[0]<text:tab/> 01 Mar 2016, Tuesday: <text:span text:style-name="T8">&lt;&lt; !!OVERDUE!!</text:span></text:p>
      <text:p text:style-name="P19"><text:s text:c="2"/>Задача тестова 3</text:p>
      <text:p text:style-name="P19"/>
      <text:p text:style-name="P19">[1]<text:tab/> <text:span text:style-name="T11">25</text:span> Mar 2016, <text:span text:style-name="T11">Friday</text:span>: <text:span text:style-name="T9">&lt;&lt; Today!</text:span></text:p>
      <text:p text:style-name="P19"><text:s text:c="2"/>Задача тестова 1</text:p>
      <text:p text:style-name="P19"/>
      <text:p text:style-name="P19">[2]<text:tab/> <text:span text:style-name="T11">27</text:span> Mar 2016, Sunday:</text:p>
      <text:p text:style-name="P19"><text:s text:c="2"/>Задача тестова 2</text:p>
      <text:p text:style-name="P19">================================================================================</text:p>
      <text:p text:style-name="P19">You are viewing pending tasks</text:p>
      <text:p text:style-name="P19"><text:s text:c="2"/>[N] Add new task</text:p>
      <text:p text:style-name="P19"><text:s text:c="2"/>[R] Remove task</text:p>
      <text:p text:style-name="P19"><text:s text:c="2"/>[E] Edit task</text:p>
      <text:p text:style-name="P19"><text:s text:c="2"/>[M] Mark task finished</text:p>
      <text:p text:style-name="P28"><text:s text:c="2"/>[F] View finished tasks</text:p>
      <text:p text:style-name="P28"><text:span text:style-name="T11"><text:s text:c="2"/>[C] Edit configuration </text:span>&lt;=</text:p>
      <text:p text:style-name="P28"><text:s text:c="2"/>[Q] Quit</text:p>
      <text:p text:style-name="P28"><text:span text:style-name="T11">================================================================================</text:span></text:p>
      <text:p text:style-name="P30">The program is currently configured to save in pickle format. If you wish to change that, available values are:</text:p>
      <text:p text:style-name="P30"><text:s text:c="2"/>pickle - simple python-based object file format.</text:p>
      <text:p text:style-name="P30"><text:s text:c="2"/>json - JavaScript object notation.</text:p>
      <text:p text:style-name="P30"><text:s text:c="2"/>yaml - YAML file format.</text:p>
      <text:p text:style-name="P30"/>
      <text:p text:style-name="P30">Enter new value (press Return to keep current one): yaml</text:p>
      <text:p text:style-name="P28">================================================================================</text:p>
      <text:p text:style-name="P28">[0]<text:tab/> 01 Mar 2016, Tuesday: <text:span text:style-name="T8">&lt;&lt; !!OVERDUE!!</text:span></text:p>
      <text:p text:style-name="P28"><text:s text:c="2"/>Задача тестова 3</text:p>
      <text:p text:style-name="P28"/>
      <text:p text:style-name="P28">[1]<text:tab/> <text:span text:style-name="T11">25</text:span> Mar 2016, <text:span text:style-name="T11">Friday</text:span>: <text:span text:style-name="T9">&lt;&lt; Today!</text:span></text:p>
      <text:p text:style-name="P28"><text:s text:c="2"/>Задача тестова 1</text:p>
      <text:p text:style-name="P28"/>
      <text:p text:style-name="P28">[2]<text:tab/> <text:span text:style-name="T11">27</text:span> Mar 2016, Sunday:</text:p>
      <text:p text:style-name="P28"><text:s text:c="2"/>Задача тестова 2</text:p>
      <text:p text:style-name="P28">================================================================================</text:p>
      <text:p text:style-name="P28">You are viewing pending tasks</text:p>
      <text:p text:style-name="P28"><text:s text:c="2"/>[N] Add new task</text:p>
      <text:p text:style-name="P28"><text:s text:c="2"/>[R] Remove task</text:p>
      <text:p text:style-name="P28"><text:s text:c="2"/>[E] Edit task</text:p>
      <text:p text:style-name="P28"><text:s text:c="2"/>[M] Mark task finished</text:p>
      <text:p text:style-name="P28"><text:s text:c="2"/>[F] View finished tasks</text:p>
      <text:p text:style-name="P28"><text:span text:style-name="T11"><text:s text:c="2"/>[C] Edit configuration</text:span></text:p>
      <text:p text:style-name="P29"><text:s text:c="2"/>[Q] Quit<text:span text:style-name="T11"> </text:span>&lt;=</text:p>
      <text:p text:style-name="P29"><text:span text:style-name="T12">Your task list differs from the one on disk. Do you wish to save changes? <text:s text:c="6"/></text:span></text:p>
      <text:p text:style-name="P31">"N" for "No", any key for "Yes": y</text:p>
      <text:p text:style-name="P28"/>
      <text:p text:style-name="P18">Документація</text:p>
      <text:p text:style-name="P34">Help on module json_backend:</text:p>
      <text:p text:style-name="P31"/>
      <text:p text:style-name="P31">NAME</text:p>
      <text:p text:style-name="P31"><text:s text:c="4"/>json_backend - Arch_Lab JSON serialization backend.</text:p>
      <text:p text:style-name="P31"><text:soft-page-break/></text:p>
      <text:p text:style-name="P31">DESCRIPTION</text:p>
      <text:p text:style-name="P31"><text:s text:c="4"/>This module is a serialization backend for the Arch_Lab program. It exists to</text:p>
      <text:p text:style-name="P31"><text:s text:c="4"/>provide unified serialization interface to json for engine. You probably</text:p>
      <text:p text:style-name="P31"><text:s text:c="4"/>should not be importing it directly.</text:p>
      <text:p text:style-name="P31"/>
      <text:p text:style-name="P31">CLASSES</text:p>
      <text:p text:style-name="P31"><text:s text:c="4"/>json.encoder.JSONEncoder(builtins.object)</text:p>
      <text:p text:style-name="P31"><text:s text:c="8"/>TaskJSONEncoder</text:p>
      <text:p text:style-name="P31"><text:s text:c="4"/></text:p>
      <text:p text:style-name="P31"><text:s text:c="4"/>class TaskJSONEncoder(json.encoder.JSONEncoder)</text:p>
      <text:p text:style-name="P31"><text:s text:c="5"/>| <text:s/>Custom encoder to allow serialization of engine.Task and</text:p>
      <text:p text:style-name="P31"><text:s text:c="5"/>| <text:s/>datetime.date</text:p>
      <text:p text:style-name="P31"><text:s text:c="5"/>| <text:s/></text:p>
      <text:p text:style-name="P31"><text:s text:c="5"/>| <text:s/>Method resolution order:</text:p>
      <text:p text:style-name="P31"><text:s text:c="5"/>| <text:s text:c="5"/>TaskJSONEncoder</text:p>
      <text:p text:style-name="P31"><text:s text:c="5"/>| <text:s text:c="5"/>json.encoder.JSONEncoder</text:p>
      <text:p text:style-name="P31"><text:s text:c="5"/>| <text:s text:c="5"/>builtins.object</text:p>
      <text:p text:style-name="P31"><text:s text:c="5"/>| <text:s/></text:p>
      <text:p text:style-name="P31"><text:s text:c="5"/>| <text:s/>Methods defined here:</text:p>
      <text:p text:style-name="P31"><text:s text:c="5"/>| <text:s/></text:p>
      <text:p text:style-name="P31"><text:s text:c="5"/>| <text:s/>default(self, obj)</text:p>
      <text:p text:style-name="P31"><text:s text:c="5"/>| <text:s text:c="5"/>Serialize engine.Task and datetime.date into JSON</text:p>
      <text:p text:style-name="P31"><text:s text:c="5"/>| <text:s text:c="5"/></text:p>
      <text:p text:style-name="P31"><text:s text:c="5"/>| <text:s text:c="5"/>Pretty straight and dumb approach, Task into dict with</text:p>
      <text:p text:style-name="P31"><text:s text:c="5"/>| <text:s text:c="5"/>"__engine.Task__": True pair and pairs for other fields, date into a</text:p>
      <text:p text:style-name="P31"><text:s text:c="5"/>| <text:s text:c="5"/>tuple of it's three fields.</text:p>
      <text:p text:style-name="P31"><text:s text:c="5"/>| <text:s/></text:p>
      <text:p text:style-name="P31"><text:s text:c="5"/>| <text:s/>----------------------------------------------------------------------</text:p>
      <text:p text:style-name="P31"><text:s text:c="5"/>| <text:s/>Methods inherited from json.encoder.JSONEncoder:</text:p>
      <text:p text:style-name="P31"><text:s text:c="5"/>| <text:s/></text:p>
      <text:p text:style-name="P31"><text:s text:c="5"/>| <text:s/>__init__(self, skipkeys=False, ensure_ascii=True, check_circular=True, allow_nan=True, sort_keys=False, indent=None, separators=None, default=None)</text:p>
      <text:p text:style-name="P31"><text:s text:c="5"/>| <text:s text:c="5"/>Constructor for JSONEncoder, with sensible defaults.</text:p>
      <text:p text:style-name="P31"><text:s text:c="5"/>| <text:s text:c="5"/></text:p>
      <text:p text:style-name="P31"><text:s text:c="5"/>| <text:s text:c="5"/>If skipkeys is false, then it is a TypeError to attempt</text:p>
      <text:p text:style-name="P31"><text:s text:c="5"/>| <text:s text:c="5"/>encoding of keys that are not str, int, float or None. <text:s/>If</text:p>
      <text:p text:style-name="P31"><text:s text:c="5"/>| <text:s text:c="5"/>skipkeys is True, such items are simply skipped.</text:p>
      <text:p text:style-name="P31"><text:s text:c="5"/>| <text:s text:c="5"/></text:p>
      <text:p text:style-name="P31"><text:s text:c="5"/>| <text:s text:c="5"/>If ensure_ascii is true, the output is guaranteed to be str</text:p>
      <text:p text:style-name="P31"><text:s text:c="5"/>| <text:s text:c="5"/>objects with all incoming non-ASCII characters escaped. <text:s/>If</text:p>
      <text:p text:style-name="P31"><text:s text:c="5"/>| <text:s text:c="5"/>ensure_ascii is false, the output can contain non-ASCII characters.</text:p>
      <text:p text:style-name="P31"><text:s text:c="5"/>| <text:s text:c="5"/></text:p>
      <text:p text:style-name="P31"><text:s text:c="5"/>| <text:s text:c="5"/>If check_circular is true, then lists, dicts, and custom encoded</text:p>
      <text:p text:style-name="P31"><text:s text:c="5"/>| <text:s text:c="5"/>objects will be checked for circular references during encoding to</text:p>
      <text:p text:style-name="P31"><text:s text:c="5"/>| <text:s text:c="5"/>prevent an infinite recursion (which would cause an OverflowError).</text:p>
      <text:p text:style-name="P31"><text:s text:c="5"/>| <text:s text:c="5"/>Otherwise, no such check takes place.</text:p>
      <text:p text:style-name="P31"><text:s text:c="5"/>| <text:s text:c="5"/></text:p>
      <text:p text:style-name="P31"><text:s text:c="5"/>| <text:s text:c="5"/>If allow_nan is true, then NaN, Infinity, and -Infinity will be</text:p>
      <text:p text:style-name="P31"><text:s text:c="5"/>| <text:s text:c="5"/>encoded as such. <text:s/>This behavior is not JSON specification compliant,</text:p>
      <text:p text:style-name="P31"><text:s text:c="5"/>| <text:s text:c="5"/>but is consistent with most JavaScript based encoders and decoders.</text:p>
      <text:p text:style-name="P31"><text:s text:c="5"/>| <text:s text:c="5"/>Otherwise, it will be a ValueError to encode such floats.</text:p>
      <text:p text:style-name="P31"><text:s text:c="5"/>| <text:s text:c="5"/></text:p>
      <text:p text:style-name="P31"><text:s text:c="5"/>| <text:s text:c="5"/>If sort_keys is true, then the output of dictionaries will be</text:p>
      <text:p text:style-name="P31"><text:s text:c="5"/>| <text:s text:c="5"/>sorted by key; this is useful for regression tests to ensure</text:p>
      <text:p text:style-name="P31"><text:s text:c="5"/>| <text:s text:c="5"/>that JSON serializations can be compared on a day-to-day basis.</text:p>
      <text:p text:style-name="P31"><text:s text:c="5"/>| <text:s text:c="5"/></text:p>
      <text:p text:style-name="P31"><text:s text:c="5"/>| <text:s text:c="5"/>If indent is a non-negative integer, then JSON array</text:p>
      <text:p text:style-name="P31"><text:s text:c="5"/>| <text:s text:c="5"/>elements and object members will be pretty-printed with that</text:p>
      <text:p text:style-name="P31"><text:s text:c="5"/>| <text:s text:c="5"/>indent level. <text:s/>An indent level of 0 will only insert newlines.</text:p>
      <text:p text:style-name="P31"><text:s text:c="5"/>| <text:s text:c="5"/>None is the most compact representation.</text:p>
      <text:p text:style-name="P31"><text:s text:c="5"/>| <text:s text:c="5"/></text:p>
      <text:p text:style-name="P31"><text:s text:c="5"/>| <text:s text:c="5"/>If specified, separators should be an (item_separator, key_separator)</text:p>
      <text:p text:style-name="P31"><text:s text:c="5"/>| <text:s text:c="5"/>tuple. <text:s/>The default is (', ', ': ') if *indent* is ``None`` and</text:p>
      <text:p text:style-name="P31"><text:s text:c="5"/>| <text:s text:c="5"/>(',', ': ') otherwise. <text:s/>To get the most compact JSON representation,</text:p>
      <text:p text:style-name="P31"><text:s text:c="5"/>| <text:s text:c="5"/>you should specify (',', ':') to eliminate whitespace.</text:p>
      <text:p text:style-name="P31"><text:s text:c="5"/>| <text:s text:c="5"/></text:p>
      <text:p text:style-name="P31"><text:s text:c="5"/>| <text:s text:c="5"/>If specified, default is a function that gets called for objects</text:p>
      <text:p text:style-name="P31"><text:soft-page-break/><text:s text:c="5"/>| <text:s text:c="5"/>that can't otherwise be serialized. <text:s/>It should return a JSON encodable</text:p>
      <text:p text:style-name="P31"><text:s text:c="5"/>| <text:s text:c="5"/>version of the object or raise a ``TypeError``.</text:p>
      <text:p text:style-name="P31"><text:s text:c="5"/>| <text:s/></text:p>
      <text:p text:style-name="P31"><text:s text:c="5"/>| <text:s/>encode(self, o)</text:p>
      <text:p text:style-name="P31"><text:s text:c="5"/>| <text:s text:c="5"/>Return a JSON string representation of a Python data structure.</text:p>
      <text:p text:style-name="P31"><text:s text:c="5"/>| <text:s text:c="5"/></text:p>
      <text:p text:style-name="P31"><text:s text:c="5"/>| <text:s text:c="5"/>&gt;&gt;&gt; from json.encoder import JSONEncoder</text:p>
      <text:p text:style-name="P31"><text:s text:c="5"/>| <text:s text:c="5"/>&gt;&gt;&gt; JSONEncoder().encode({"foo": ["bar", "baz"]})</text:p>
      <text:p text:style-name="P31"><text:s text:c="5"/>| <text:s text:c="5"/>'{"foo": ["bar", "baz"]}'</text:p>
      <text:p text:style-name="P31"><text:s text:c="5"/>| <text:s/></text:p>
      <text:p text:style-name="P31"><text:s text:c="5"/>| <text:s/>iterencode(self, o, _one_shot=False)</text:p>
      <text:p text:style-name="P31"><text:s text:c="5"/>| <text:s text:c="5"/>Encode the given object and yield each string</text:p>
      <text:p text:style-name="P31"><text:s text:c="5"/>| <text:s text:c="5"/>representation as available.</text:p>
      <text:p text:style-name="P31"><text:s text:c="5"/>| <text:s text:c="5"/></text:p>
      <text:p text:style-name="P31"><text:s text:c="5"/>| <text:s text:c="5"/>For example::</text:p>
      <text:p text:style-name="P31"><text:s text:c="5"/>| <text:s text:c="5"/></text:p>
      <text:p text:style-name="P31"><text:s text:c="5"/>| <text:s text:c="9"/>for chunk in JSONEncoder().iterencode(bigobject):</text:p>
      <text:p text:style-name="P31"><text:s text:c="5"/>| <text:s text:c="13"/>mysocket.write(chunk)</text:p>
      <text:p text:style-name="P31"><text:s text:c="5"/>| <text:s/></text:p>
      <text:p text:style-name="P31"><text:s text:c="5"/>| <text:s/>----------------------------------------------------------------------</text:p>
      <text:p text:style-name="P31"><text:s text:c="5"/>| <text:s/>Data descriptors inherited from json.encoder.JSONEncoder:</text:p>
      <text:p text:style-name="P31"><text:s text:c="5"/>| <text:s/></text:p>
      <text:p text:style-name="P31"><text:s text:c="5"/>| <text:s/>__dict__</text:p>
      <text:p text:style-name="P31"><text:s text:c="5"/>| <text:s text:c="5"/>dictionary for instance variables (if defined)</text:p>
      <text:p text:style-name="P31"><text:s text:c="5"/>| <text:s/></text:p>
      <text:p text:style-name="P31"><text:s text:c="5"/>| <text:s/>__weakref__</text:p>
      <text:p text:style-name="P31"><text:s text:c="5"/>| <text:s text:c="5"/>list of weak references to the object (if defined)</text:p>
      <text:p text:style-name="P31"><text:s text:c="5"/>| <text:s/></text:p>
      <text:p text:style-name="P31"><text:s text:c="5"/>| <text:s/>----------------------------------------------------------------------</text:p>
      <text:p text:style-name="P31"><text:s text:c="5"/>| <text:s/>Data and other attributes inherited from json.encoder.JSONEncoder:</text:p>
      <text:p text:style-name="P31"><text:s text:c="5"/>| <text:s/></text:p>
      <text:p text:style-name="P31"><text:s text:c="5"/>| <text:s/>item_separator = ', '</text:p>
      <text:p text:style-name="P31"><text:s text:c="5"/>| <text:s/></text:p>
      <text:p text:style-name="P31"><text:s text:c="5"/>| <text:s/>key_separator = ': '</text:p>
      <text:p text:style-name="P31"/>
      <text:p text:style-name="P31">FUNCTIONS</text:p>
      <text:p text:style-name="P31"><text:s text:c="4"/>load(target)</text:p>
      <text:p text:style-name="P31"><text:s text:c="8"/>Deserialize filename target.</text:p>
      <text:p text:style-name="P31"><text:s text:c="8"/></text:p>
      <text:p text:style-name="P31"><text:s text:c="8"/>Will return tuple of two empty lists if file does not exist.</text:p>
      <text:p text:style-name="P31"><text:s text:c="8"/></text:p>
      <text:p text:style-name="P31"><text:s text:c="8"/>target: string - file name.</text:p>
      <text:p text:style-name="P31"><text:s text:c="8"/>return: ([engine.Task, -||-], [engine.Task, -||-])</text:p>
      <text:p text:style-name="P31"><text:s text:c="8"/></text:p>
      <text:p text:style-name="P31"><text:s text:c="8"/>Tested in save()</text:p>
      <text:p text:style-name="P31"><text:s text:c="4"/></text:p>
      <text:p text:style-name="P31"><text:s text:c="4"/>save(target, item)</text:p>
      <text:p text:style-name="P31"><text:s text:c="8"/>Serialize item into filename target. Create file or overwrite.</text:p>
      <text:p text:style-name="P31"><text:s text:c="8"/></text:p>
      <text:p text:style-name="P31"><text:s text:c="8"/>target: string - file name.</text:p>
      <text:p text:style-name="P31"><text:s text:c="8"/>item: any json serializeable python data structure or engine.Task instance</text:p>
      <text:p text:style-name="P31"><text:s text:c="14"/>or datetime.date instance or any Python data structure containing any</text:p>
      <text:p text:style-name="P31"><text:s text:c="14"/>combination of those - item to serialize.</text:p>
      <text:p text:style-name="P31"><text:s text:c="8"/></text:p>
      <text:p text:style-name="P31"><text:s text:c="8"/>&gt;&gt;&gt; import tempfile; import engine; <text:s text:c="4"/>tmp = tempfile.NamedTemporaryFile(mode="r+"); <text:s text:c="4"/>control = ([engine.Task("A", 1, 1, 1)], [engine.Task("B", 1000, 2, 3)]); <text:s text:c="4"/>save(tmp.name, control); <text:s text:c="4"/>tester = load(tmp.name); <text:s text:c="4"/>control == tester</text:p>
      <text:p text:style-name="P31"><text:s text:c="8"/>True</text:p>
      <text:p text:style-name="P31"/>
      <text:p text:style-name="P31"/>
      <text:p text:style-name="P35">Help on module pickle_backend:</text:p>
      <text:p text:style-name="P33"/>
      <text:p text:style-name="P33">NAME</text:p>
      <text:p text:style-name="P33"><text:s text:c="4"/>pickle_backend - Arch_Lab pickle serialization backend.</text:p>
      <text:p text:style-name="P33"/>
      <text:p text:style-name="P33">DESCRIPTION</text:p>
      <text:p text:style-name="P33"><text:s text:c="4"/>This module is a serialization backend for the Arch_Lab program. It exists to</text:p>
      <text:p text:style-name="P33"><text:soft-page-break/><text:s text:c="4"/>provide unified serialization interface to pickle for engine. You probably</text:p>
      <text:p text:style-name="P33"><text:s text:c="4"/>should not be importing it directly.</text:p>
      <text:p text:style-name="P33"/>
      <text:p text:style-name="P33">FUNCTIONS</text:p>
      <text:p text:style-name="P33"><text:s text:c="4"/>load(target)</text:p>
      <text:p text:style-name="P33"><text:s text:c="8"/>Deserialize filename target.</text:p>
      <text:p text:style-name="P33"><text:s text:c="8"/></text:p>
      <text:p text:style-name="P33"><text:s text:c="8"/>Will return tuple of two empty lists if file does not exist.</text:p>
      <text:p text:style-name="P33"><text:s text:c="8"/></text:p>
      <text:p text:style-name="P33"><text:s text:c="8"/>target: string - file name.</text:p>
      <text:p text:style-name="P33"><text:s text:c="8"/>return: any Python data structure or ([], [])</text:p>
      <text:p text:style-name="P33"><text:s text:c="8"/></text:p>
      <text:p text:style-name="P33"><text:s text:c="8"/>Tested in save()</text:p>
      <text:p text:style-name="P33"><text:s text:c="4"/></text:p>
      <text:p text:style-name="P33"><text:s text:c="4"/>save(target, item)</text:p>
      <text:p text:style-name="P33"><text:s text:c="8"/>Serialize item into filename target. Create file or overwrite.</text:p>
      <text:p text:style-name="P33"><text:s text:c="8"/></text:p>
      <text:p text:style-name="P33"><text:s text:c="8"/>target: string - file name.</text:p>
      <text:p text:style-name="P33"><text:s text:c="8"/>item: any python data structure - item to serialize.</text:p>
      <text:p text:style-name="P33"><text:s text:c="8"/></text:p>
      <text:p text:style-name="P33"><text:s text:c="8"/>&gt;&gt;&gt; import tempfile; import engine; <text:s text:c="4"/>tmp = tempfile.NamedTemporaryFile(); <text:s text:c="4"/>control = ([engine.Task("A", 1, 1, 1)], [engine.Task("B", 1000, 2, 3)]); <text:s text:c="4"/>save(tmp.name, control); <text:s text:c="4"/>tester = load(tmp.name); <text:s text:c="4"/>control == tester</text:p>
      <text:p text:style-name="P33"><text:s text:c="8"/>True</text:p>
      <text:p text:style-name="P20"/>
      <text:p text:style-name="P20"/>
      <text:p text:style-name="P35">Help on module yaml_backend:</text:p>
      <text:p text:style-name="P33"/>
      <text:p text:style-name="P33">NAME</text:p>
      <text:p text:style-name="P33"><text:s text:c="4"/>yaml_backend - Arch_Lab YAML serialization backend.</text:p>
      <text:p text:style-name="P33"/>
      <text:p text:style-name="P33">DESCRIPTION</text:p>
      <text:p text:style-name="P33"><text:s text:c="4"/>This module is a serialization backend for the Arch_Lab program. It exists to</text:p>
      <text:p text:style-name="P33"><text:s text:c="4"/>provide unified serialization interface to pyyaml for engine. You probably</text:p>
      <text:p text:style-name="P33"><text:s text:c="4"/>should not be importing it directly.</text:p>
      <text:p text:style-name="P33"/>
      <text:p text:style-name="P33">FUNCTIONS</text:p>
      <text:p text:style-name="P33"><text:s text:c="4"/>load(target)</text:p>
      <text:p text:style-name="P33"><text:s text:c="8"/>Deserialize filename target.</text:p>
      <text:p text:style-name="P33"><text:s text:c="8"/></text:p>
      <text:p text:style-name="P33"><text:s text:c="8"/>Will return tuple of two empty lists if file does not exist.</text:p>
      <text:p text:style-name="P33"><text:s text:c="8"/></text:p>
      <text:p text:style-name="P33"><text:s text:c="8"/>target: string - file name.</text:p>
      <text:p text:style-name="P33"><text:s text:c="8"/>return: any Python data structure or ([], [])</text:p>
      <text:p text:style-name="P33"><text:s text:c="8"/></text:p>
      <text:p text:style-name="P33"><text:s text:c="8"/>Tested in save()</text:p>
      <text:p text:style-name="P33"><text:s text:c="4"/></text:p>
      <text:p text:style-name="P33"><text:s text:c="4"/>save(target, item)</text:p>
      <text:p text:style-name="P33"><text:s text:c="8"/>Serialize item into filename target. Create file or overwrite.</text:p>
      <text:p text:style-name="P33"><text:s text:c="8"/></text:p>
      <text:p text:style-name="P33"><text:s text:c="8"/>target: string - file name.</text:p>
      <text:p text:style-name="P33"><text:s text:c="8"/>item: any python data structure - item to serialize.</text:p>
      <text:p text:style-name="P33"><text:s text:c="8"/></text:p>
      <text:p text:style-name="P33"><text:s text:c="8"/>&gt;&gt;&gt; import tempfile; import engine; <text:s text:c="4"/>tmp = tempfile.NamedTemporaryFile(mode="r+"); <text:s text:c="4"/>control = ([engine.Task("A", 1, 1<text:span text:style-name="T14">C</text:span>, 1)], [engine.Task("B", 1000, 2, 3)]); <text:s text:c="4"/>save(tmp.name, control); <text:s text:c="4"/>tester = load(tmp.name); <text:s text:c="4"/>control == tester</text:p>
      <text:p text:style-name="P33"><text:s text:c="8"/>True</text:p>
      <text:p text:style-name="P20"/>
      <text:p text:style-name="P18">Звіт програм pep8, pyflakes та об’єм покриття тестами</text:p>
      <text:p text:style-name="P23">pep8, pyflakes завершуються успішно (не знайдено помилок та недоліків).</text:p>
      <text:p text:style-name="P26">Покриття тестами модулів <text:span text:style-name="T13">pickle_backend</text:span>, <text:span text:style-name="T13">json_backend </text:span>і <text:span text:style-name="T13">yaml_backend</text:span> <text:span text:style-name="T10">за даними coverage.py</text:span> відповідно <text:span text:style-name="T13">100</text:span>%, <text:span text:style-name="T13">96</text:span>%, <text:span text:style-name="T10">100</text:span>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SimHei1" style:font-family-asian="SimHei" style:font-family-generic-asian="modern" style:font-pitch-asian="fixed" style:font-size-asian="10pt" style:font-name-complex="Mangal2" style:font-family-complex="Mangal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78cm" fo:margin-bottom="0.977cm" fo:margin-left="1.058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8:27:28.751036611</meta:creation-date>
    <meta:editing-duration>PT1H41M29S</meta:editing-duration>
    <meta:editing-cycles>26</meta:editing-cycles>
    <meta:generator>LibreOffice/5.0.5.2$Linux_X86_64 LibreOffice_project/00m0$Build-2</meta:generator>
    <dc:title>Лабораторна</dc:title>
    <dc:date>2016-03-25T10:25:39.111541990</dc:date>
    <meta:document-statistic meta:table-count="0" meta:image-count="0" meta:object-count="0" meta:page-count="5" meta:paragraph-count="245" meta:word-count="1231" meta:character-count="10017" meta:non-whitespace-character-count="7570"/>
    <meta:template xlink:type="simple" xlink:actuate="onRequest" xlink:title="Лабораторна" xlink:href="../../../Вебдесигн/home/saxahoid/.config/libreoffice/4/user/template/Лабораторна.ott" meta:date="2014-09-22T18:27:28.633199350"/>
  </office:meta>
</office:document-meta>
</file>